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alibri" svg:font-family="Calib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able1" style:family="table">
      <style:table-properties style:width="346.89mm" table:align="margins"/>
    </style:style>
    <style:style style:name="Table1.A" style:family="table-column">
      <style:table-column-properties style:column-width="115.62mm" style:rel-column-width="21845*"/>
    </style:style>
    <style:style style:name="Table1.A1" style:family="table-cell">
      <style:table-cell-properties fo:background-color="#003366" fo:padding="0.97mm" fo:border-left="0.05pt solid #000000" fo:border-right="none" fo:border-top="0.05pt solid #000000" fo:border-bottom="0.05pt solid #000000">
        <style:background-image/>
      </style:table-cell-properties>
    </style:style>
    <style:style style:name="Table1.C1" style:family="table-cell">
      <style:table-cell-properties fo:background-color="#003366" fo:padding="0.97mm" fo:border="0.05pt solid #000000">
        <style:background-image/>
      </style:table-cell-properties>
    </style:style>
    <style:style style:name="Table1.A2" style:family="table-cell">
      <style:table-cell-properties fo:padding="0.97mm" fo:border-left="0.05pt solid #000000" fo:border-right="none" fo:border-top="none" fo:border-bottom="0.05pt solid #000000"/>
    </style:style>
    <style:style style:name="Table1.B2" style:family="table-cell">
      <style:table-cell-properties fo:padding="0.97mm" fo:border-left="0.05pt solid #000000" fo:border-right="none" fo:border-top="none" fo:border-bottom="0.05pt solid #000000"/>
    </style:style>
    <style:style style:name="Table1.C2" style:family="table-cell">
      <style:table-cell-properties fo:padding="0.97mm" fo:border-left="0.05pt solid #000000" fo:border-right="0.05pt solid #000000" fo:border-top="none" fo:border-bottom="0.05pt solid #000000"/>
    </style:style>
    <style:style style:name="Table1.A3" style:family="table-cell">
      <style:table-cell-properties fo:padding="0.97mm" fo:border-left="0.05pt solid #000000" fo:border-right="none" fo:border-top="none" fo:border-bottom="0.05pt solid #000000"/>
    </style:style>
    <style:style style:name="Table1.B3" style:family="table-cell">
      <style:table-cell-properties fo:padding="0.97mm" fo:border-left="0.05pt solid #000000" fo:border-right="none" fo:border-top="none" fo:border-bottom="0.05pt solid #000000"/>
    </style:style>
    <style:style style:name="Table1.C3" style:family="table-cell">
      <style:table-cell-properties fo:padding="0.97mm" fo:border-left="0.05pt solid #000000" fo:border-right="0.05pt solid #000000" fo:border-top="none" fo:border-bottom="0.05pt solid #000000"/>
    </style:style>
    <style:style style:name="Table1.A4" style:family="table-cell">
      <style:table-cell-properties fo:padding="0.97mm" fo:border-left="0.05pt solid #000000" fo:border-right="none" fo:border-top="none" fo:border-bottom="0.05pt solid #000000"/>
    </style:style>
    <style:style style:name="Table1.B4" style:family="table-cell">
      <style:table-cell-properties fo:padding="0.97mm" fo:border-left="0.05pt solid #000000" fo:border-right="none" fo:border-top="none" fo:border-bottom="0.05pt solid #000000"/>
    </style:style>
    <style:style style:name="Table1.C4" style:family="table-cell">
      <style:table-cell-properties fo:padding="0.97mm" fo:border-left="0.05pt solid #000000" fo:border-right="0.05pt solid #000000" fo:border-top="none" fo:border-bottom="0.05pt solid #000000"/>
    </style:style>
    <style:style style:name="Table1.A5" style:family="table-cell">
      <style:table-cell-properties fo:padding="0.97mm" fo:border-left="0.05pt solid #000000" fo:border-right="none" fo:border-top="none" fo:border-bottom="0.05pt solid #000000"/>
    </style:style>
    <style:style style:name="Table1.B5" style:family="table-cell">
      <style:table-cell-properties fo:padding="0.97mm" fo:border-left="0.05pt solid #000000" fo:border-right="none" fo:border-top="none" fo:border-bottom="0.05pt solid #000000"/>
    </style:style>
    <style:style style:name="Table1.C5" style:family="table-cell">
      <style:table-cell-properties fo:padding="0.97mm" fo:border-left="0.05pt solid #000000" fo:border-right="0.05pt solid #000000" fo:border-top="none" fo:border-bottom="0.05pt solid #000000"/>
    </style:style>
    <style:style style:name="Table1.A6" style:family="table-cell">
      <style:table-cell-properties fo:padding="0.97mm" fo:border-left="0.05pt solid #000000" fo:border-right="none" fo:border-top="none" fo:border-bottom="0.05pt solid #000000"/>
    </style:style>
    <style:style style:name="Table1.B6" style:family="table-cell">
      <style:table-cell-properties fo:padding="0.97mm" fo:border-left="0.05pt solid #000000" fo:border-right="0.05pt solid #000000" fo:border-top="none" fo:border-bottom="0.05pt solid #000000"/>
    </style:style>
    <style:style style:name="Table1.A7" style:family="table-cell">
      <style:table-cell-properties fo:padding="0.97mm" fo:border-left="0.05pt solid #000000" fo:border-right="none" fo:border-top="none" fo:border-bottom="0.05pt solid #000000"/>
    </style:style>
    <style:style style:name="Table1.B7" style:family="table-cell">
      <style:table-cell-properties fo:padding="0.97mm" fo:border-left="0.05pt solid #000000" fo:border-right="0.05pt solid #000000" fo:border-top="none" fo:border-bottom="0.05pt solid #000000"/>
    </style:style>
    <style:style style:name="Table1.A8" style:family="table-cell">
      <style:table-cell-properties fo:padding="0.97mm" fo:border-left="0.05pt solid #000000" fo:border-right="none" fo:border-top="none" fo:border-bottom="0.05pt solid #000000"/>
    </style:style>
    <style:style style:name="Table1.B8" style:family="table-cell">
      <style:table-cell-properties fo:padding="0.97mm" fo:border-left="0.05pt solid #000000" fo:border-right="none" fo:border-top="none" fo:border-bottom="0.05pt solid #000000"/>
    </style:style>
    <style:style style:name="Table1.C8" style:family="table-cell">
      <style:table-cell-properties fo:padding="0.97mm" fo:border-left="0.05pt solid #000000" fo:border-right="0.05pt solid #000000" fo:border-top="none" fo:border-bottom="0.05pt solid #000000"/>
    </style:style>
    <style:style style:name="Table1.A9" style:family="table-cell">
      <style:table-cell-properties fo:padding="0.97mm" fo:border-left="0.05pt solid #000000" fo:border-right="none" fo:border-top="none" fo:border-bottom="0.05pt solid #000000"/>
    </style:style>
    <style:style style:name="Table1.B9" style:family="table-cell">
      <style:table-cell-properties fo:padding="0.97mm" fo:border-left="0.05pt solid #000000" fo:border-right="none" fo:border-top="none" fo:border-bottom="0.05pt solid #000000"/>
    </style:style>
    <style:style style:name="Table1.C9" style:family="table-cell">
      <style:table-cell-properties fo:padding="0.97mm" fo:border-left="0.05pt solid #000000" fo:border-right="0.05pt solid #000000" fo:border-top="none" fo:border-bottom="0.05pt solid #000000"/>
    </style:style>
    <style:style style:name="Table2" style:family="table">
      <style:table-properties style:width="346.89mm" table:align="margins"/>
    </style:style>
    <style:style style:name="Table2.A" style:family="table-column">
      <style:table-column-properties style:column-width="115.62mm" style:rel-column-width="21845*"/>
    </style:style>
    <style:style style:name="Table2.A1" style:family="table-cell">
      <style:table-cell-properties fo:background-color="transparent" fo:padding="0.97mm" fo:border-left="0.05pt solid #000000" fo:border-right="none" fo:border-top="0.05pt solid #000000" fo:border-bottom="0.05pt solid #000000">
        <style:background-image/>
      </style:table-cell-properties>
    </style:style>
    <style:style style:name="Table2.B1" style:family="table-cell">
      <style:table-cell-properties fo:background-color="#003366" fo:padding="0.97mm" fo:border-left="0.05pt solid #000000" fo:border-right="none" fo:border-top="0.05pt solid #000000" fo:border-bottom="0.05pt solid #000000">
        <style:background-image/>
      </style:table-cell-properties>
    </style:style>
    <style:style style:name="Table2.C1" style:family="table-cell">
      <style:table-cell-properties fo:background-color="#003366" fo:padding="0.97mm" fo:border="0.05pt solid #000000">
        <style:background-image/>
      </style:table-cell-properties>
    </style:style>
    <style:style style:name="Table2.A2" style:family="table-cell">
      <style:table-cell-properties fo:background-color="#003366" fo:padding="0.97mm" fo:border-left="0.05pt solid #000000" fo:border-right="none" fo:border-top="none" fo:border-bottom="0.05pt solid #000000">
        <style:background-image/>
      </style:table-cell-properties>
    </style:style>
    <style:style style:name="Table2.B2" style:family="table-cell">
      <style:table-cell-properties fo:padding="0.97mm" fo:border-left="0.05pt solid #000000" fo:border-right="none" fo:border-top="none" fo:border-bottom="0.05pt solid #000000"/>
    </style:style>
    <style:style style:name="Table2.C2" style:family="table-cell">
      <style:table-cell-properties fo:padding="0.97mm" fo:border-left="0.05pt solid #000000" fo:border-right="0.05pt solid #000000" fo:border-top="none" fo:border-bottom="0.05pt solid #000000"/>
    </style:style>
    <style:style style:name="Table2.B3" style:family="table-cell">
      <style:table-cell-properties fo:padding="0.97mm" fo:border-left="0.05pt solid #000000" fo:border-right="none" fo:border-top="none" fo:border-bottom="0.05pt solid #000000"/>
    </style:style>
    <style:style style:name="Table2.C3" style:family="table-cell">
      <style:table-cell-properties fo:padding="0.97mm" fo:border-left="0.05pt solid #000000" fo:border-right="0.05pt solid #000000" fo:border-top="none" fo:border-bottom="0.05pt solid #000000"/>
    </style:style>
    <style:style style:name="P1" style:family="paragraph" style:parent-style-name="Table_20_Contents">
      <style:text-properties style:font-name="Calibri" fo:font-size="11pt" officeooo:rsid="001b8c29" officeooo:paragraph-rsid="001b8c29" style:font-size-asian="11pt" style:font-size-complex="11pt"/>
    </style:style>
    <style:style style:name="P2" style:family="paragraph" style:parent-style-name="Table_20_Contents">
      <style:text-properties style:font-name="Calibri" fo:font-size="11pt" officeooo:rsid="001c578e" officeooo:paragraph-rsid="001c578e" style:font-size-asian="11pt" style:font-size-complex="11pt"/>
    </style:style>
    <style:style style:name="P3" style:family="paragraph" style:parent-style-name="Table_20_Contents">
      <style:text-properties style:font-name="Calibri" fo:font-size="11pt" officeooo:rsid="001deae2" officeooo:paragraph-rsid="001deae2" style:font-size-asian="11pt" style:font-size-complex="11pt"/>
    </style:style>
    <style:style style:name="P4" style:family="paragraph" style:parent-style-name="Table_20_Contents">
      <style:paragraph-properties text:number-lines="false" text:line-number="0">
        <style:tab-stops/>
      </style:paragraph-properties>
      <style:text-properties style:font-name="Calibri" fo:font-size="11pt" officeooo:rsid="001b8c29" officeooo:paragraph-rsid="001b8c29" style:font-size-asian="11pt" style:font-size-complex="11pt"/>
    </style:style>
    <style:style style:name="P5" style:family="paragraph" style:parent-style-name="Table_20_Contents">
      <style:paragraph-properties text:number-lines="false" text:line-number="0">
        <style:tab-stops>
          <style:tab-stop style:position="5.03mm"/>
          <style:tab-stop style:position="7.94mm"/>
        </style:tab-stops>
      </style:paragraph-properties>
      <style:text-properties style:font-name="Calibri" fo:font-size="11pt" officeooo:rsid="001b8c29" officeooo:paragraph-rsid="001b8c29" style:font-size-asian="11pt" style:font-size-complex="11pt"/>
    </style:style>
    <style:style style:name="P6" style:family="paragraph" style:parent-style-name="Table_20_Contents">
      <style:paragraph-properties text:number-lines="false" text:line-number="0">
        <style:tab-stops/>
      </style:paragraph-properties>
      <style:text-properties style:font-name="Calibri" fo:font-size="11pt" officeooo:rsid="001deae2" officeooo:paragraph-rsid="001deae2" style:font-size-asian="11pt" style:font-size-complex="11pt"/>
    </style:style>
    <style:style style:name="P7" style:family="paragraph" style:parent-style-name="Table_20_Contents">
      <style:paragraph-properties text:number-lines="false" text:line-number="0">
        <style:tab-stops>
          <style:tab-stop style:position="5.03mm"/>
          <style:tab-stop style:position="7.94mm"/>
        </style:tab-stops>
      </style:paragraph-properties>
      <style:text-properties style:font-name="Calibri" fo:font-size="11pt" officeooo:rsid="001deae2" officeooo:paragraph-rsid="001deae2" style:font-size-asian="11pt" style:font-size-complex="11pt"/>
    </style:style>
    <style:style style:name="P8" style:family="paragraph" style:parent-style-name="Table_20_Contents">
      <style:paragraph-properties text:number-lines="false" text:line-number="0">
        <style:tab-stops/>
      </style:paragraph-properties>
      <style:text-properties style:font-name="Calibri" fo:font-size="11pt" officeooo:rsid="0024d729" officeooo:paragraph-rsid="0024d729" style:font-size-asian="11pt" style:font-size-complex="11pt"/>
    </style:style>
    <style:style style:name="P9" style:family="paragraph" style:parent-style-name="Table_20_Contents">
      <style:paragraph-properties text:number-lines="false" text:line-number="0">
        <style:tab-stops>
          <style:tab-stop style:position="5.03mm"/>
          <style:tab-stop style:position="7.94mm"/>
        </style:tab-stops>
      </style:paragraph-properties>
      <style:text-properties style:font-name="Calibri" fo:font-size="11pt" officeooo:rsid="0024d729" officeooo:paragraph-rsid="0024d729" style:font-size-asian="11pt" style:font-size-complex="11pt"/>
    </style:style>
    <style:style style:name="P10" style:family="paragraph" style:parent-style-name="Table_20_Contents">
      <style:paragraph-properties fo:margin-top="0.99mm" fo:margin-bottom="0.99mm" style:contextual-spacing="false"/>
      <style:text-properties style:font-name="Calibri" fo:font-size="10pt" fo:font-weight="bold" style:font-size-asian="10pt" style:font-weight-asian="bold" style:font-size-complex="10pt" style:font-weight-complex="bold"/>
    </style:style>
    <style:style style:name="P11" style:family="paragraph" style:parent-style-name="Table_20_Contents">
      <style:paragraph-properties fo:margin-top="0.99mm" fo:margin-bottom="0.99mm" style:contextual-spacing="false"/>
      <style:text-properties fo:color="#ffffff" style:font-name="Calibri" fo:font-size="10pt" fo:font-weight="bold" officeooo:rsid="001b8c29" officeooo:paragraph-rsid="001b8c29" style:font-size-asian="10pt" style:font-weight-asian="bold" style:font-size-complex="10pt" style:font-weight-complex="bold"/>
    </style:style>
    <style:style style:name="P12" style:family="paragraph" style:parent-style-name="Standard">
      <style:text-properties style:font-name="Calibri" fo:font-size="11pt" officeooo:rsid="001b8c29" officeooo:paragraph-rsid="001b8c29" style:font-size-asian="11pt" style:font-size-complex="11pt"/>
    </style:style>
    <style:style style:name="P13" style:family="paragraph" style:parent-style-name="Standard">
      <style:text-properties style:font-name="Calibri" fo:font-size="11pt" officeooo:rsid="001b8c29" officeooo:paragraph-rsid="002143c3" style:font-size-asian="11pt" style:font-size-complex="11pt"/>
    </style:style>
    <style:style style:name="P14" style:family="paragraph" style:parent-style-name="Standard">
      <style:text-properties style:font-name="Calibri" fo:font-size="11pt" officeooo:rsid="001b8c29" officeooo:paragraph-rsid="0021adc4" style:font-size-asian="11pt" style:font-size-complex="11pt"/>
    </style:style>
    <style:style style:name="P15" style:family="paragraph" style:parent-style-name="Standard">
      <style:text-properties style:font-name="Calibri" fo:font-size="11pt" officeooo:rsid="001b8c29" officeooo:paragraph-rsid="0024d729" style:font-size-asian="11pt" style:font-size-complex="11pt"/>
    </style:style>
    <style:style style:name="P16" style:family="paragraph" style:parent-style-name="Standard">
      <style:text-properties style:font-name="Calibri" fo:font-size="11pt" officeooo:rsid="001b8c29" officeooo:paragraph-rsid="002580f0" style:font-size-asian="11pt" style:font-size-complex="11pt"/>
    </style:style>
    <style:style style:name="P17" style:family="paragraph" style:parent-style-name="Standard">
      <style:text-properties style:font-name="Calibri" fo:font-size="11pt" officeooo:rsid="002143c3" officeooo:paragraph-rsid="002143c3" style:font-size-asian="11pt" style:font-size-complex="11pt"/>
    </style:style>
    <style:style style:name="P18" style:family="paragraph" style:parent-style-name="Standard">
      <style:text-properties style:font-name="Calibri" fo:font-size="11pt" officeooo:rsid="0021adc4" officeooo:paragraph-rsid="0021adc4" style:font-size-asian="11pt" style:font-size-complex="11pt"/>
    </style:style>
    <style:style style:name="P19" style:family="paragraph" style:parent-style-name="Standard">
      <style:text-properties style:font-name="Calibri" fo:font-size="11pt" officeooo:rsid="00234e8b" officeooo:paragraph-rsid="00234e8b" style:font-size-asian="11pt" style:font-size-complex="11pt"/>
    </style:style>
    <style:style style:name="P20" style:family="paragraph" style:parent-style-name="Standard">
      <style:text-properties style:font-name="Calibri" fo:font-size="11pt" officeooo:rsid="0024d729" officeooo:paragraph-rsid="0024d729" style:font-size-asian="11pt" style:font-size-complex="11pt"/>
    </style:style>
    <style:style style:name="P21" style:family="paragraph" style:parent-style-name="Standard">
      <style:text-properties style:font-name="Calibri" fo:font-size="11pt" officeooo:rsid="002580f0" officeooo:paragraph-rsid="002580f0" style:font-size-asian="11pt" style:font-size-complex="11pt"/>
    </style:style>
    <style:style style:name="P22" style:family="paragraph" style:parent-style-name="Standard">
      <style:text-properties style:font-name="Calibri" fo:font-size="11pt" officeooo:rsid="0028d6f5" officeooo:paragraph-rsid="0028d6f5" style:font-size-asian="11pt" style:font-size-complex="11pt"/>
    </style:style>
    <style:style style:name="P23" style:family="paragraph" style:parent-style-name="Standard">
      <style:text-properties style:font-name="Calibri" fo:font-size="11pt" officeooo:rsid="0029088e" officeooo:paragraph-rsid="0029088e" style:font-size-asian="11pt" style:font-size-complex="11pt"/>
    </style:style>
    <style:style style:name="P24" style:family="paragraph" style:parent-style-name="Standard">
      <style:text-properties style:font-name="Calibri" fo:font-size="11pt" officeooo:rsid="002cc864" officeooo:paragraph-rsid="002cc864" style:font-size-asian="11pt" style:font-size-complex="11pt"/>
    </style:style>
    <style:style style:name="P25" style:family="paragraph" style:parent-style-name="Standard">
      <style:text-properties style:font-name="Calibri" fo:font-size="11pt" fo:font-style="italic" officeooo:rsid="002cc864" officeooo:paragraph-rsid="002cc864" fo:background-color="#ffd320" style:font-size-asian="11pt" style:font-style-asian="italic" style:font-size-complex="11pt" style:font-style-complex="italic"/>
    </style:style>
    <style:style style:name="P26" style:family="paragraph" style:parent-style-name="Standard">
      <style:text-properties fo:color="#579d1c" style:font-name="Calibri" fo:font-size="11pt" officeooo:rsid="002cc864" officeooo:paragraph-rsid="002cc864" style:font-size-asian="11pt" style:font-size-complex="11pt"/>
    </style:style>
    <style:style style:name="P27" style:family="paragraph" style:parent-style-name="Standard">
      <style:paragraph-properties fo:margin-left="10mm" fo:margin-right="0mm" fo:text-indent="0mm" style:auto-text-indent="false"/>
      <style:text-properties fo:color="#579d1c" style:font-name="Calibri" fo:font-size="11pt" officeooo:rsid="002cc864" officeooo:paragraph-rsid="002cc864" style:font-size-asian="11pt" style:font-size-complex="11pt"/>
    </style:style>
    <style:style style:name="P28" style:family="paragraph" style:parent-style-name="Standard">
      <style:paragraph-properties fo:margin-left="10mm" fo:margin-right="0mm" fo:text-indent="0mm" style:auto-text-indent="false"/>
      <style:text-properties fo:color="#579d1c" style:font-name="Calibri" fo:font-size="11pt" officeooo:rsid="002f5595" officeooo:paragraph-rsid="002f5595" style:font-size-asian="11pt" style:font-size-complex="11pt"/>
    </style:style>
    <style:style style:name="P29" style:family="paragraph" style:parent-style-name="Standard">
      <style:paragraph-properties fo:margin-left="10mm" fo:margin-right="0mm" fo:text-indent="0mm" style:auto-text-indent="false"/>
      <style:text-properties fo:color="#579d1c" style:font-name="Calibri" fo:font-size="11pt" fo:font-weight="bold" officeooo:rsid="002f5595" officeooo:paragraph-rsid="002f5595" style:font-size-asian="11pt" style:font-weight-asian="bold" style:font-size-complex="11pt" style:font-weight-complex="bold"/>
    </style:style>
    <style:style style:name="P30" style:family="paragraph" style:parent-style-name="Standard">
      <style:paragraph-properties fo:margin-left="10mm" fo:margin-right="0mm" fo:text-indent="0mm" style:auto-text-indent="false"/>
      <style:text-properties fo:color="#579d1c" style:font-name="Calibri" fo:font-size="11pt" fo:font-weight="normal" officeooo:rsid="002f5595" officeooo:paragraph-rsid="002f5595" style:font-size-asian="11pt" style:font-weight-asian="normal" style:font-size-complex="11pt" style:font-weight-complex="normal"/>
    </style:style>
    <style:style style:name="P31" style:family="paragraph" style:parent-style-name="Standard">
      <style:paragraph-properties fo:margin-left="20mm" fo:margin-right="0mm" fo:text-indent="0mm" style:auto-text-indent="false"/>
      <style:text-properties fo:color="#579d1c" style:font-name="Calibri" fo:font-size="11pt" officeooo:rsid="002cc864" officeooo:paragraph-rsid="002cc864" style:font-size-asian="11pt" style:font-size-complex="11pt"/>
    </style:style>
    <style:style style:name="P32" style:family="paragraph" style:parent-style-name="Standard">
      <style:paragraph-properties fo:margin-left="0mm" fo:margin-right="0mm" fo:text-indent="0mm" style:auto-text-indent="false"/>
      <style:text-properties fo:color="#579d1c" style:font-name="Calibri" fo:font-size="11pt" fo:font-weight="normal" officeooo:rsid="002f5595" officeooo:paragraph-rsid="002f5595" style:font-size-asian="11pt" style:font-weight-asian="normal" style:font-size-complex="11pt" style:font-weight-complex="normal"/>
    </style:style>
    <style:style style:name="P33" style:family="paragraph" style:parent-style-name="Standard">
      <style:paragraph-properties fo:margin-left="0mm" fo:margin-right="0mm" fo:text-indent="0mm" style:auto-text-indent="false"/>
      <style:text-properties fo:color="#579d1c" style:font-name="Calibri" fo:font-size="11pt" fo:font-weight="normal" officeooo:rsid="001b8c29" officeooo:paragraph-rsid="002f5595" style:font-size-asian="11pt" style:font-weight-asian="normal" style:font-size-complex="11pt" style:font-weight-complex="normal"/>
    </style:style>
    <style:style style:name="T1" style:family="text">
      <style:text-properties officeooo:rsid="001c578e"/>
    </style:style>
    <style:style style:name="T2" style:family="text">
      <style:text-properties officeooo:rsid="001fc1c8"/>
    </style:style>
    <style:style style:name="T3" style:family="text">
      <style:text-properties officeooo:rsid="002143c3"/>
    </style:style>
    <style:style style:name="T4" style:family="text">
      <style:text-properties fo:font-style="italic" officeooo:rsid="0029088e" style:font-style-asian="italic" style:font-style-complex="italic"/>
    </style:style>
    <style:style style:name="T5" style:family="text">
      <style:text-properties fo:font-style="italic" officeooo:rsid="002a48c1" style:font-style-asian="italic" style:font-style-complex="italic"/>
    </style:style>
    <style:style style:name="T6" style:family="text">
      <style:text-properties officeooo:rsid="0021adc4"/>
    </style:style>
    <style:style style:name="T7" style:family="text">
      <style:text-properties officeooo:rsid="002580f0"/>
    </style:style>
    <style:style style:name="T8" style:family="text">
      <style:text-properties officeooo:rsid="00271e54"/>
    </style:style>
    <style:style style:name="T9" style:family="text">
      <style:text-properties officeooo:rsid="0029088e"/>
    </style:style>
    <style:style style:name="T10" style:family="text">
      <style:text-properties officeooo:rsid="002a48c1"/>
    </style:style>
    <style:style style:name="T11" style:family="text">
      <style:text-properties officeooo:rsid="002c39d3"/>
    </style:style>
    <style:style style:name="T12" style:family="text">
      <style:text-properties officeooo:rsid="002f5595"/>
    </style:style>
    <style:style style:name="T13" style:family="text">
      <style:text-properties officeooo:rsid="0030cc0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hu Jan 16 2014</text:p>
      <text:p text:style-name="P12">===========</text:p>
      <text:p text:style-name="P13">We are working here in a IT world where applications, for one reason or another (high availability, flexibility of operations, etc.), must (or <text:span text:style-name="T3">at least </text:span>should) be able to execute on nearmost eve<text:span text:style-name="T3">r</text:span>y avalaible physical machine. <text:span text:style-name="T9">We are talking here of </text:span><text:span text:style-name="T4">moveable</text:span><text:span text:style-name="T9"> applications.</text:span></text:p>
      <text:p text:style-name="P23">More, any reasonably efficient script writer, and theirs <text:s/>managers, usually take care of scripting only once the actions they have to or just wish automatize. Unfortunately, what we most often see is the same script – say for example a script which stops a SGBD instance, duplicated as many as there are instances to be stopped, Duplicated woul be only a small inconvenient if these duplications were managed : addressable via a common path, identical, maintained together... But after some weeks, never more than some months, 95 % of the sites I have examined have at least one script no more identical to the others. <text:span text:style-name="T10">Why, because a urgent bug was fixed on this particular script, and was not reported to other scripts. We are talking here of a </text:span><text:span text:style-name="T5">write once, run many</text:span><text:span text:style-name="T10"> script concept.</text:span></text:p>
      <text:p text:style-name="P17">This same IT world being highly efficient, all run commands are handled by hand-written scripts which log the operations, the commands and their results. These scripts are available on all the machines perimeter.</text:p>
      <text:p text:style-name="P17">The investments made on writing and testing these scripts is <text:span text:style-name="In_5f_french_5f_in_5f_the_5f_text">largement amorti</text:span> as these scripts are the same on all our perimeter, whatever be the target of the actions.</text:p>
      <text:p text:style-name="P13"/>
      <text:p text:style-name="P13">For the needs of this paper, and as a prerequisite, we are going to set the following <text:span text:style-name="T2">naming conventions</text:span>:</text:p>
      <text:p text:style-name="P12">- the logical host is the atom of the switch from a physical host to another</text:p>
      <text:p text:style-name="P12">- the logical host is typically associated with - at least - a root filesystem which is to be mounted in the hosting box</text:p>
      <text:p text:style-name="P12">- the logical host has its own ip address, associated with its name in the dns.</text:p>
      <text:p text:style-name="P12"/>
      <text:p text:style-name="P12">As an opposite, the physical host is a box which hosts one to many logical hosts. The physical host brings up the operating system and the corresponding file systems. As a point which should be kept in mind, it happen that users home directories be also hosted at this physical level.</text:p>
      <text:p text:style-name="P12"/>
      <text:p text:style-name="P12">Though logical hosts used to be only that (a file system with some application and data installed on it, associated with a name and an ip address) on "classical" clusters (SunCluster, Veritas, HACMP, etc.), the arrival and the widespread use of virtual machines has slightly modified the situation. It becomes relatively common to define a virtual machine for each and every application, the virtual machine itself becoming the atom of the switch from a physical host to another.</text:p>
      <text:p text:style-name="P12"/>
      <text:p text:style-name="P12">In this later case, the virtual host may be assimilated with both the logical and the physical hosts formely described. Thus home directories are handled by the <text:span text:style-name="T2">v</text:span>irtual host (and so by this particular sort of logical host).</text:p>
      <text:p text:style-name="P12"/>
      <table:table table:name="Table1" table:style-name="Table1">
        <table:table-column table:style-name="Table1.A" table:number-columns-repeated="3"/>
        <table:table-header-rows>
          <table:table-row>
            <table:table-cell table:style-name="Table1.A1" office:value-type="string">
              <text:p text:style-name="P10"/>
            </table:table-cell>
            <table:table-cell table:style-name="Table1.A1" office:value-type="string">
              <text:p text:style-name="P11">Filesystem-based</text:p>
            </table:table-cell>
            <table:table-cell table:style-name="Table1.C1" office:value-type="string">
              <text:p text:style-name="P11">Virtual machine-based</text:p>
            </table:table-cell>
          </table:table-row>
        </table:table-header-rows>
        <table:table-row>
          <table:table-cell table:style-name="Table1.A7" office:value-type="string">
            <text:p text:style-name="P1">From the OS point of view</text:p>
          </table:table-cell>
          <table:table-cell table:style-name="Table1.B5" office:value-type="string">
            <text:p text:style-name="P4">OS is provided (and OS services are provided) by the physical host</text:p>
            <text:p text:style-name="P4">This implies that all logical hosts which live in the <text:span text:style-name="T1">switch </text:span>perimeter must run under the same OS and the same OS version.</text:p>
          </table:table-cell>
          <table:table-cell table:style-name="Table1.C5" office:value-type="string">
            <text:p text:style-name="P5">Has its own OS</text:p>
          </table:table-cell>
        </table:table-row>
        <table:table-row>
          <table:table-cell table:style-name="Table1.A7" office:value-type="string">
            <text:p text:style-name="P3">From the process point of view</text:p>
          </table:table-cell>
          <table:table-cell table:style-name="Table1.B5" office:value-type="string">
            <text:p text:style-name="P6">Processes of all logical hosts currently hosted on the physical host run in the same machine. It may be advisable of defining an account per logical host <text:span text:style-name="T2">in order to be able to efficiently monitor them.</text:span></text:p>
          </table:table-cell>
          <table:table-cell table:style-name="Table1.C5" office:value-type="string">
            <text:p text:style-name="P7">Each virtual machine executes its own processes.</text:p>
          </table:table-cell>
        </table:table-row>
        <table:table-row>
          <table:table-cell table:style-name="Table1.A7" office:value-type="string">
            <text:p text:style-name="P1">From the home directories point of view</text:p>
          </table:table-cell>
          <table:table-cell table:style-name="Table1.B5" office:value-type="string">
            <text:p text:style-name="P1">Home directories are handled by the physical host ; they cannot be hosted on any switchable path, and must be tied to the physical host</text:p>
          </table:table-cell>
          <table:table-cell table:style-name="Table1.C5" office:value-type="string">
            <text:p text:style-name="P1">Home directories are handled by the virtual machine which acts here as its own physical host</text:p>
          </table:table-cell>
        </table:table-row>
        <table:table-row>
          <table:table-cell table:style-name="Table1.A7" office:value-type="string">
            <text:p text:style-name="P1">From the filesystem point of view</text:p>
          </table:table-cell>
          <table:table-cell table:style-name="Table1.B5" office:value-type="string">
            <text:p text:style-name="P1">At least a root filesystem per logical host must be defined and clearly identifiable</text:p>
          </table:table-cell>
          <table:table-cell table:style-name="Table1.C5" office:value-type="string">
            <text:p text:style-name="P1">There is no constraint on the filesytems</text:p>
          </table:table-cell>
        </table:table-row>
        <table:table-row>
          <table:table-cell table:style-name="Table1.A7" office:value-type="string">
            <text:p text:style-name="P2">From the neworking point of view</text:p>
          </table:table-cell>
          <table:table-cell table:style-name="Table1.B6" table:number-columns-spanned="2" office:value-type="string">
            <text:p text:style-name="P2">An IP must be defined for each switchable logical host ; a name may be defined for this IP</text:p>
          </table:table-cell>
          <table:covered-table-cell/>
        </table:table-row>
        <table:table-row>
          <table:table-cell table:style-name="Table1.A7" office:value-type="string">
            <text:p text:style-name="P2">From the storage subsystem point of view</text:p>
          </table:table-cell>
          <table:table-cell table:style-name="Table1.B7" table:number-columns-spanned="2" office:value-type="string">
            <text:p text:style-name="P2">The storage subsystem of any logical host must be addressable by each physical host, either because the storage subsytem is itself switchable, or because it is replicated in all hosts. In all cases, the storage subsystem must only be mounted by the logical host (and not any other)</text:p>
          </table:table-cell>
          <table:covered-table-cell/>
        </table:table-row>
        <table:table-row>
          <table:table-cell table:style-name="Table1.A8" office:value-type="string">
            <text:p text:style-name="P2">Login to a logical host</text:p>
          </table:table-cell>
          <table:table-cell table:style-name="Table1.B8" office:value-type="string">
            <text:p text:style-name="P2">The login process is part of the OS which is provided by the physical host.</text:p>
            <text:p text:style-name="P2">As seen above, the user's home directory must be located in the physical host.</text:p>
            <text:p text:style-name="P2">So the login actually occurs on the physical host. Identifying the targeted logical host and addressing it must be handled by the Tools.</text:p>
          </table:table-cell>
          <table:table-cell table:style-name="Table1.C8" office:value-type="string">
            <text:p text:style-name="P2">The login directly happens into the virtual host.</text:p>
          </table:table-cell>
        </table:table-row>
        <table:table-row>
          <table:table-cell table:style-name="Table1.A9" office:value-type="string">
            <text:p text:style-name="P2">Tools installation</text:p>
          </table:table-cell>
          <table:table-cell table:style-name="Table1.B9" office:value-type="string">
            <text:p text:style-name="P2">Because of the way the Tools are addressed at login time, they must be adressed the same way, either common or configurable, for all logical hosts which are part of the switch perimeter.</text:p>
            <text:p text:style-name="P3">Another consequence if that some in-shell special code must be provided by the Tools to handled the login situation (the « . gec.sh switch -m ....» verb).</text:p>
          </table:table-cell>
          <table:table-cell table:style-name="Table1.C9" office:value-type="string">
            <text:p text:style-name="P2">It is admittable (though not recommanded) that each logical host defines its own Tools addressing path.</text:p>
          </table:table-cell>
        </table:table-row>
      </table:table>
      <text:p text:style-name="P14"/>
      <text:p text:style-name="P18">Installation</text:p>
      <text:p text:style-name="P14"/>
      <text:p text:style-name="P14"><text:span text:style-name="T6">When a user logs in, he expects to be able to immediately make use of the Tools, or to have a clear error message. But </text:span>Tools must be <text:span text:style-name="T6">setup </text:span>a minima before of being of any help. <text:span text:style-name="T6">As a consequence, one must make sure that Tools are available in all situations :</text:span></text:p>
      <text:p text:style-name="P14">- <text:span text:style-name="T6">on a filesystem-based logical, one may log in to a physical machine which does not host any logical at this time ; as Tools must be available in order to be able to detect this situation, they thus must be installed outside of the logical trees, on the physical machine itself (somewhere as /tools for example). </text:span></text:p>
      <text:p text:style-name="P14">- <text:span text:style-name="T6">on a virtual-based logical, this issue does not appear : if a user is able to log in, then the virtual is available and its filesystems are mounted ; in such a configuration, the Tools installation path is </text:span><text:span text:style-name="In_5f_french_5f_in_5f_the_5f_text">indifférent</text:span><text:span text:style-name="T6">.</text:span></text:p>
      <text:p text:style-name="P14"/>
      <text:p text:style-name="P19">Local <text:span text:style-name="not_5f_english">versus</text:span> nfs installation</text:p>
      <text:p text:style-name="P18"/>
      <text:p text:style-name="P14"><text:span text:style-name="T6">Whether the installation path is local to the host or addressed </text:span><text:span text:style-name="not_5f_english">via</text:span><text:span text:style-name="T6"> an NFS share is rather a matter of taste. Most of the time, you will end up with some sort of mixed situation, where some logicals address a local version and others an NFS-shared one.</text:span></text:p>
      <text:p text:style-name="P15"/>
      <table:table table:name="Table2" table:style-name="Table2">
        <table:table-column table:style-name="Table2.A" table:number-columns-repeated="3"/>
        <table:table-header-rows>
          <table:table-row>
            <table:table-cell table:style-name="Table2.A1" office:value-type="string">
              <text:p text:style-name="table_5f_title"/>
            </table:table-cell>
            <table:table-cell table:style-name="Table2.B1" office:value-type="string">
              <text:p text:style-name="table_5f_title">Advantages</text:p>
            </table:table-cell>
            <table:table-cell table:style-name="Table2.C1" office:value-type="string">
              <text:p text:style-name="table_5f_title">Inconvenients</text:p>
            </table:table-cell>
          </table:table-row>
        </table:table-header-rows>
        <table:table-row>
          <table:table-cell table:style-name="Table2.A2" office:value-type="string">
            <text:p text:style-name="table_5f_title">Local installation</text:p>
          </table:table-cell>
          <table:table-cell table:style-name="Table2.B2" office:value-type="string">
            <text:p text:style-name="P8">The main advantage is that you make sure that network performance does not interfer at any time with Tools performance.</text:p>
          </table:table-cell>
          <table:table-cell table:style-name="Table2.C2" office:value-type="string">
            <text:p text:style-name="P9">As your machines perimeter growths, the deploiement of new Tools version takes more and more time.</text:p>
          </table:table-cell>
        </table:table-row>
        <table:table-row>
          <table:table-cell table:style-name="Table2.A2" office:value-type="string">
            <text:p text:style-name="table_5f_title">NFS-shared installation</text:p>
          </table:table-cell>
          <table:table-cell table:style-name="Table2.B3" office:value-type="string">
            <text:p text:style-name="P8"><text:span text:style-name="T8">K</text:span>eep the deploiement time small.</text:p>
          </table:table-cell>
          <table:table-cell table:style-name="Table2.C3" office:value-type="string">
            <text:p text:style-name="P9">Make use of the network.</text:p>
            <text:p text:style-name="P9">Some sysadmins keep to be relunctant in using NFS in a production environment.</text:p>
          </table:table-cell>
        </table:table-row>
      </table:table>
      <text:p text:style-name="P15"/>
      <text:p text:style-name="P21">As an example, and only as an example, a common situation is something where :</text:p>
      <text:p text:style-name="P21">- some particular stations hold a locally installed Tools tree</text:p>
      <text:p text:style-name="P21">- some particular stations hold a locally installed Tools development tree</text:p>
      <text:p text:style-name="P21">- production machines all hold a locally installed Tools tree</text:p>
      <text:p text:style-name="P21">- not-production environments share an NFS-installed Tools tree.</text:p>
      <text:p text:style-name="P21"/>
      <text:p text:style-name="P22">In such a case, it should be clear that any given account connecting to any given machine, must have <text:s/>the choice not only of choosing wich exact versions of Tools it wants an access to, but also with which precedence. It should be clear also that, but the development version(s), all other Tools trees must stay exactly synchronized.</text:p>
      <text:p text:style-name="P22"/>
      <text:p text:style-name="P26">Where install the Tools ?</text:p>
      <text:p text:style-name="P27">In a filesystem-ip-based logical <text:span text:style-name="T12">system </text:span>(several logicals concurrently run on the same physical host ; *nix accounts are attached to the physical host)</text:p>
      <text:p text:style-name="P31">if the Tools tree <text:span text:style-name="T13">was</text:span> installed in each logical, it <text:span text:style-name="T13">would be</text:span> possible to login to a physical host where there is no current logical, and so do not found any Tools tree ; we do not envisage here to externalize the code needed to handle the errors, logs the login, and so on : these are Tools features</text:p>
      <text:p text:style-name="P31">so the Tools tree has to be installed on the physical host, at the physical filesystem level (see more on this later, but this means that it is outside of the switchable filesystems)</text:p>
      <text:p text:style-name="P28">in a virtual machine based logical system, we do not have usually access to the host itself and so have no other choice that install in the virtual host filesystem-based</text:p>
      <text:p text:style-name="P29">--&gt; in all cases, the installation at the OS filesystem (outside of switchable filesystems if any) is so the desired configuration</text:p>
      <text:p text:style-name="P32"/>
      <text:p text:style-name="P32">Local of NFS ?</text:p>
      <text:p text:style-name="P30">Prefer NFS if your system administrator let you this choice : this presents real and long term advantages as this minimize the count of copies of the Tools trees that you will have to manage, check, deploy, and so on.</text:p>
      <text:p text:style-name="P30">If your sysadmin doesn't want to see any NFS resource in his production environment, then prefer NFS elsewhere ! The cost of administration and management of a high count of copies is always much greater than for a lower count.</text:p>
      <text:p text:style-name="P33"/>
      <text:p text:style-name="P20">Bootstrapping</text:p>
      <text:p text:style-name="P20"/>
      <text:p text:style-name="P20">When a user logs in, he must successively address :</text:p>
      <text:p text:style-name="P20">- his own Tools development tree if any,</text:p>
      <text:p text:style-name="P20">- <text:span text:style-name="T7">the actual Tools tree(s).</text:span></text:p>
      <text:p text:style-name="P21"/>
      <text:p text:style-name="P21">Tools addressing and setup being themselves Tools features, we are facing a rather common chicken-and-eggs issue. <text:span text:style-name="T11">What are the options here ?</text:span></text:p>
      <text:p text:style-name="P21">- <text:span text:style-name="T11">in his own profile, the account should need at most two lines of code in order to initialize the « production » Tools. It is up to the user to add zero, one, two or more two-lines snippets in order to address his own development trees, but the access to the « production » Tools should take no more than that.</text:span></text:p>
      <text:p text:style-name="P21">- <text:span text:style-name="T11">each Tools tree should include the snippet which let an account setup the use of this Tools tree ;</text:span></text:p>
      <text:p text:style-name="P21">- <text:span text:style-name="T11">if the « production » Tools is actually built on two or more Tools trees, none of these trees can hold the global setup snippet (without giving to this tree a particular rule it shouldn't have)</text:span></text:p>
      <text:p text:style-name="P21">- <text:span text:style-name="T11">having a common, shared, central account which holds the Tools setup in its profile (con : the home directory of this account must be readable by all Tools users as a particular *nix group; a security manager may find that this would not be a too good idea).</text:span></text:p>
      <text:p text:style-name="P16"/>
      <text:p text:style-name="P24">In a nutshell, setting up the Tools tree is nothing more that corectly positionning PATH and FPATH environment variables to give to the user an easy access to commands and verbs. But we want also a write access to the log directory in order to be able to journalize all user actions and their result.</text:p>
      <text:p text:style-name="P24">This log directory :</text:p>
      <text:p text:style-name="P24">- may be on the physical machine filesystem, thus gathering here the logs of all logicals currently running</text:p>
      <text:p text:style-name="P24">- or may be on the logical filesystem ; in this later case, Tools setup has to also determine which is the currently running logical (if any).</text:p>
      <text:p text:style-name="P24"/>
      <text:p text:style-name="P25">Why having a mix architecture for the log directory is not a good idea ?</text:p>
      <text:p text:style-name="P16"/>
      <text:p text:style-name="P16"/>
      <text:p text:style-name="P16"/>
      <text:p text:style-name="P12">easy:0, difficult:5</text:p>
      <text:p text:style-name="P12"><text:s text:c="48"/>file system-based <text:s text:c="8"/>virtual machine-based</text:p>
      <text:p text:style-name="P12">more or less intrusive <text:s text:c="33"/>4 <text:s text:c="26"/>2</text:p>
      <text:p text:style-name="P12"><text:s text:c="45"/>the filesystem must have a</text:p>
      <text:p text:style-name="P12"><text:s text:c="45"/>standardized name which happens</text:p>
      <text:p text:style-name="P12"><text:s text:c="45"/>to be the logical host name</text:p>
      <text:p text:style-name="P12"><text:s text:c="56"/>4 <text:s text:c="26"/>1</text:p>
      <text:p text:style-name="P12">auto-identifying the current logical host <text:s text:c="2"/>identifying mounted filesystems <text:s text:c="5"/>hostname</text:p>
      <text:p text:style-name="P12"><text:s text:c="46"/>selecting the first available</text:p>
      <text:p text:style-name="P12"/>
      <text:p text:style-name="P12">switching to another logical host <text:s text:c="22"/>2 <text:s text:c="26"/>1</text:p>
      <text:p text:style-name="P12"><text:s text:c="47"/>ssh + . gec.sh switch <text:s text:c="14"/>ssh</text:p>
      <text:p text:style-name="P12"/>
      <text:p text:style-name="P12">equipping users <text:s text:c="40"/>2 <text:s text:c="26"/>4</text:p>
      <text:p text:style-name="P12"><text:s text:c="44"/>. TTP_ROOT/misc/bootstrap_sh <text:s/>due to the multiplication</text:p>
      <text:p text:style-name="P12"><text:s text:c="74"/>of accounts in numerous vm</text:p>
      <text:p text:style-name="P12"/>
      <text:p text:style-name="P12">tools diffusion <text:s text:c="40"/>2 <text:s text:c="26"/>4</text:p>
      <text:p text:style-name="P12"><text:s text:c="74"/>due to the multiplication</text:p>
      <text:p text:style-name="P12"><text:s text:c="74"/>of filesystems in numerous vm</text:p>
      <text:p text:style-name="P12"/>
      <text:p text:style-name="P12">The advantage appears definitively to be in the side of virtual machine-based logical hosts.</text:p>
      <text:p text:style-name="P12">And this may be even more viewable if all accounts can be centralized somewhere (e.g. with LDAP).</text:p>
      <text:p text:style-name="P12">[account] -&gt; [LDAP] -&gt; name, list of groups, shell, ssh key, personalization</text:p>
      <text:p text:style-name="P12"><text:s/>each group being able to have its own initialization profile script</text:p>
      <text:p text:style-name="P12"/>
      <text:p text:style-name="P12">- the constraints:</text:p>
      <text:p text:style-name="P12"><text:s text:c="2"/>1/ must be available whether the login shell be sh, bash, ksh or csh or zsh ot tcsh ?</text:p>
      <text:p text:style-name="P12"><text:s text:c="2"/>2/ as less as possible of environment variables to be predefined</text:p>
      <text:p text:style-name="P12"><text:s text:c="2"/>3/ we might require a central generic account</text:p>
      <text:p text:style-name="P12"><text:s text:c="2"/>4/ each logical machine has its own environment</text:p>
      <text:p text:style-name="P12"><text:s text:c="2"/>5/ each account may have a target environment which must match the logical machine environment</text:p>
      <text:p text:style-name="P12"/>
      <text:p text:style-name="P12">When login to a server, automatically initializes a default logical machine</text:p>
      <text:p text:style-name="P12">-&gt; default logical machine is the first logical machine which is available</text:p>
      <text:p text:style-name="P12"><text:s text:c="3"/>and compatible with the account</text:p>
      <text:p text:style-name="P12"/>
      <text:p text:style-name="P12">bash: ~/.bash_profile</text:p>
      <text:p text:style-name="P12">ksh: <text:s/>~/.profile</text:p>
      <text:p text:style-name="P12">csh: <text:s/>~/.login</text:p>
      <text:p text:style-name="P12"><text:s text:c="2"/>. TTP_ROOT/functions/bootstrap_sh</text:p>
      <text:p text:style-name="P12"><text:s text:c="2"/>. TTP_ROOT/functions/bootstrap_csh</text:p>
      <text:p text:style-name="P12"/>
      <text:p text:style-name="P12"><text:s text:c="2"/>tools are installed on the physical host</text:p>
      <text:p text:style-name="P12"><text:s text:c="2"/>TTP_ROOT here addresses the tools tree; moving this tree implies updating all user accounts</text:p>
      <text:p text:style-name="P12"><text:s text:c="2"/>with TTP_ROOT may be anything like /exploit/tools, /opt/TheToolsProject/tools, /usr/local/TTP/tools, and so on.</text:p>
      <text:p text:style-name="P12"/>
      <text:p text:style-name="P12"><text:s text:c="2"/>. ~exploit/bootstrap_sh</text:p>
      <text:p text:style-name="P12"><text:s text:c="2"/>. ~exploit/bootstrap_csh</text:p>
      <text:p text:style-name="P12"><text:s text:c="2"/>Define here a pivot account dedicated to the tools project</text:p>
      <text:p text:style-name="P12"><text:s text:c="2"/>Here, moving the tree only implies the update of the pivot account profile</text:p>
      <text:p text:style-name="P12"><text:s text:c="2"/>But requires that this pivot account home directory be readable by all tools users which might appear bad in some organizations</text:p>
      <text:p text:style-name="P12"/>
      <text:p text:style-name="P12">- setup PATH and FPATH variable if they are not already present in current values of these variables</text:p>
      <text:p text:style-name="P12"><text:s text:c="2"/>they are set depending of the current value of TTP_ROOT</text:p>
      <text:p text:style-name="P12">- identify the current default logical host which is the first available in an alphabetically-sorted list of locally found logicals</text:p>
      <text:p text:style-name="P12"/>
      <text:p text:style-name="P12"><text:s text:c="2"/>export TTP_ROOT</text:p>
      <text:p text:style-name="P12"><text:s text:c="2"/>if PATH does not contain TTP_ROOT/bin, then update it</text:p>
      <text:p text:style-name="P12"><text:s text:c="2"/>if FPATH does not contain TTP_ROOT/functions, then update it</text:p>
      <text:p text:style-name="P12"><text:s text:c="2"/>set default logical host</text:p>
      <text:p text:style-name="P12"><text:s text:c="4"/>list available fileystems, match against logical naming regular expression, get the default logical host (the first which has also a configuration file)</text:p>
      <text:p text:style-name="P12"><text:s text:c="6"/>foreach mounted filesystem</text:p>
      <text:p text:style-name="P12"><text:s text:c="8"/>check the filesystem mount point against the logical regexp, thus determining a logical candidate</text:p>
      <text:p text:style-name="P12"><text:s text:c="8"/>check for a configuration file for the candidate in ROOT/etc</text:p>
      <text:p text:style-name="P12"><text:s text:c="8"/>eventually add to list of candidates</text:p>
      <text:p text:style-name="P12"><text:s text:c="6"/>sort the list alphabetically</text:p>
      <text:p text:style-name="P12"><text:s text:c="6"/>set the first as the default</text:p>
      <text:p text:style-name="P12"><text:s text:c="4"/>. gec.sh switch -m &lt;logical&gt;</text:p>
      <text:p text:style-name="P12">[gec.sh switch] bootstrapping on mshavana</text:p>
      <text:p text:style-name="P12"/>
      <text:p text:style-name="P12">pwi 2013- 7-30</text:p>
      <text:p text:style-name="P12">--------------</text:p>
      <text:p text:style-name="P12"><text:s text:c="2"/>in the user's profile:</text:p>
      <text:p text:style-name="P12"><text:s text:c="4"/>source /path/to/tools_root/libexec/setup/bootstrap &lt;TTPROOT&gt; &lt;bin_subdir&gt; &lt;functions_subdir&gt;</text:p>
      <text:p text:style-name="P12"><text:s text:c="6"/>add TTPROOT/&lt;bin_subdirin&gt; to PATH if not already done</text:p>
      <text:p text:style-name="P12"><text:s text:c="6"/>add TTPROOT/&lt;functions_subdiribexec/sh&gt; to FPATH if not already done</text:p>
      <text:p text:style-name="P12"><text:s text:c="3"/>the bootstrap script may be sourceed several times, in the order of precedence (because each one will be added to the end of the current value)</text:p>
      <text:p text:style-name="P12"/>
      <text:p text:style-name="P12">Equipping a running CFT monitor for sending files provided by a remote application</text:p>
      <text:p text:style-name="P12"/>
      <text:p text:style-name="P12"><text:s text:c="3"/>cft.sh send -m mnemo -f filename</text:p>
      <text:p text:style-name="P12"><text:s text:c="3"/>cft.cmd send -m mnemo -f filename</text:p>
      <text:p text:style-name="P12"/>
      <text:p text:style-name="P12"><text:s text:c="3"/>setup current_host</text:p>
      <text:p text:style-name="P12"><text:s text:c="3"/>setup current_environment (from host configuration)</text:p>
      <text:p text:style-name="P12"/>
      <text:p text:style-name="P12"><text:s text:c="3"/>get CFT account,host for this environment</text:p>
      <text:p text:style-name="P12"><text:s text:c="3"/>ssh cft_account@cft_host cft.sh send -m mnemo -f filename (sending_user,sending_machine)</text:p>
      <text:p text:style-name="P12"><text:s text:c="3"/>scp filename [sending_user@sending_machine:/filename]</text:p>
      <text:p text:style-name="P12"><text:s text:c="3"/>get idf,part from mnemonic for this environment</text:p>
      <text:p text:style-name="P12"><text:s text:c="3"/>set cft variables</text:p>
      <text:p text:style-name="P12"><text:s text:c="3"/>CFTUTIL SEND</text:p>
      <text:p text:style-name="P12"><text:s text:c="3"/>check catalog</text:p>
      <text:p text:style-name="P12"><text:s text:c="3"/>set return code</text:p>
      <text:p text:style-name="P12"/>
      <text:p text:style-name="P12">determining current host may be anysort of algorithm, provided that the result be an invariant when the cluster switches from one host to another; in the case of a virtual machine, the VM itself is switched, so the hostname may be a satisfying id; else, we have to define logical machines, which use to be identified by a mounted filesystem</text:p>
      <text:p text:style-name="P12"/>
      <text:p text:style-name="P12"><text:s text:c="3"/>~user/.bash_profile</text:p>
      <text:p text:style-name="P12"><text:s text:c="6"/>export TTP_ROOT=/exploit/TheToolsProject; . ${TTP_ROOT}/misc/bootstrap_sh</text:p>
      <text:p text:style-name="P12"/>
      <text:p text:style-name="P12"><text:s text:c="3"/>bootstrap</text:p>
      <text:p text:style-name="P12"><text:s text:c="6"/>TTP_LOGHOST=$(tabGetCurrentLogicalHost)</text:p>
      <text:p text:style-name="P12"><text:s text:c="6"/>[ -z ${TTP_LOGHOST} ] || . gec.sh switch --logical ${TTP_LOGHOST}</text:p>
      <text:p text:style-name="P12"/>
      <text:p text:style-name="P12"><text:s text:c="3"/>the host has a configuration file which defines the environment</text:p>
      <text:p text:style-name="P12"><text:s text:c="3"/>TTP_ROOT/etc/&lt;ttp_loghost&gt;.ini</text:p>
      <text:p text:style-name="P12"><text:s text:c="6"/>@LOGHOST@: set: ENV: PROD</text:p>
      <text:p text:style-name="P12"/>
      <text:p text:style-name="P12"><text:s text:c="3"/>it must be another host in the same environment which defines a CFT monitor as a service</text:p>
      <text:p text:style-name="P12"><text:s text:c="3"/>the cft account is defined in the configuration file of the host which hosts the CFT monitor</text:p>
      <text:p text:style-name="P12"><text:s text:c="3"/>TTP_ROOT/etc/cft_host.ini</text:p>
      <text:p text:style-name="P12"><text:s text:c="6"/>@LOGHOST: set: ENV: PROD</text:p>
      <text:p text:style-name="P12"><text:s text:c="6"/>service: CFT: id: Cross File Transfer Monitor</text:p>
      <text:p text:style-name="P12"><text:s text:c="6"/>service: CFT: account: cft_user</text:p>
      <text:p text:style-name="P12"/>
      <text:p text:style-name="P12"><text:s text:c="3"/>any_sending_machine:any_sending_user/.ssh/authorized_keys</text:p>
      <text:p text:style-name="P12"><text:s text:c="6"/>must include the cft_user public key</text:p>
      <text:p text:style-name="P12"><text:s text:c="6"/>so that the cft_user is able to scp from any_sending_user@any_sending_machine</text:p>
      <text:p text:style-name="P12"/>
      <text:p text:style-name="P12"><text:s text:c="3"/>cft_host:cft_user/.ssh/authorized_keys</text:p>
      <text:p text:style-name="P12"><text:s text:c="6"/>must include any_sending_machine:any_sending_userublic key</text:p>
      <text:p text:style-name="P12"><text:s text:c="6"/>which means that any sending user from any sending machine must be able to ssh to cft_user@cft_host</text:p>
      <text:p text:style-name="P12"/>
      <text:p text:style-name="P12"><text:s text:c="3"/>TTP_ROOT/etc/cft_send.ini</text:p>
      <text:p text:style-name="P12"><text:s text:c="6"/>mnemonic: environment: idf: part</text:p>
      <text:p text:style-name="P12"/>
      <text:p text:style-name="P12">The CFT monitor itself does not need to be equipped, re-installed, or anything. The Tools Project must be installed on its platform, the IDF should be configured to delete the sended files, and that's all.</text:p>
      <text:p text:style-name="P12">Note that cft_user must be at least an account able to execute the CFTUTIL command. As long as cft.sh send is concerned, it does not need to be the owner of the CFT installation files, nor be the account under which CFT monitor is running.</text:p>
      <text:p text:style-name="P12"/>
      <text:p text:style-name="P12">macros:</text:p>
      <text:p text:style-name="P12"><text:s text:c="3"/>@LOGHOST@: TTP_LOGHOST</text:p>
      <text:p text:style-name="P12"/>
      <text:p text:style-name="P12">Equipping a running CFT monitor for dealing with received files for a remote application</text:p>
      <text:p text:style-name="P12"/>
      <text:p text:style-name="P12"><text:s text:c="3"/>the idf is configured to execute a standard command</text:p>
      <text:p text:style-name="P12"><text:s text:c="3"/>cft.sh receive -i idf -t idt -p part -f filename</text:p>
      <text:p text:style-name="P12"><text:s text:c="3"/>filename may be configured as idf.part.idt</text:p>
      <text:p text:style-name="P12"/>
      <text:p text:style-name="P12"><text:s text:c="3"/>TTP_ROOT/etc/cft_receive.ini</text:p>
      <text:p text:style-name="P12"><text:s text:c="6"/>idf: environment: dest: dest_user@dest_host</text:p>
      <text:p text:style-name="P12"><text:s text:c="6"/>idf: environment: execute: (several lines of commands)</text:p>
      <text:p text:style-name="P12"><text:s text:c="9"/>@MOVETO@ @DEST@/pathname/[newfilename] (filename may stay unchanged)</text:p>
      <text:p text:style-name="P12"><text:s text:c="9"/>ctrm.sh startjob</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Calibri" svg:font-family="Calib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f"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0mm" style:writing-mode="page"/>
      <style:text-properties style:use-window-font-color="true" style:font-name="Liberation Serif" fo:font-size="12pt" fo:language="fr" fo:country="FR" style:letter-kerning="true" style:font-name-asian="WenQuanYi Zen Hei Sharp" style:font-size-asian="10.5pt" style:language-asian="zh" style:country-asian="CN" style:font-name-complex="Lohit Devanagari"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style:contextual-spacing="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5f_title" style:display-name="table_title" style:family="paragraph" style:parent-style-name="Table_20_Contents">
      <style:paragraph-properties fo:margin-top="0.99mm" fo:margin-bottom="0.99mm" style:contextual-spacing="false"/>
      <style:text-properties fo:color="#ffffff" style:font-name="Calibri" fo:font-family="Calibri" style:font-family-generic="swiss" fo:font-size="10pt" fo:font-weight="bold" style:font-size-asian="10pt" style:font-weight-asian="bold" style:font-size-complex="10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_5f_french_5f_in_5f_the_5f_text" style:display-name="In_french_in_the_text" style:family="text">
      <style:text-properties style:font-name="Calibri" fo:font-family="Calibri" style:font-family-generic="swiss" fo:font-size="11pt" fo:font-style="italic" officeooo:rsid="002143c3" fo:background-color="#ffd320" style:font-size-asian="11pt" style:font-style-asian="italic" style:font-size-complex="11pt" style:font-style-complex="italic"/>
    </style:style>
    <style:style style:name="not_5f_english" style:display-name="not_english" style:family="text">
      <style:text-properties style:font-name="Calibri" fo:font-family="Calibri" style:font-family-generic="swiss" fo:font-size="11pt" fo:font-style="italic" officeooo:rsid="00234e8b" style:font-size-asian="11pt" style:font-style-asian="italic" style:font-size-complex="11pt" style:font-style-complex="italic"/>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ierre </meta:initial-creator>
    <meta:creation-date>2014-02-06T20:06:59.980428186</meta:creation-date>
    <meta:generator>LibreOffice/4.1.5.3$Linux_X86_64 LibreOffice_project/410$Build-3</meta:generator>
    <dc:date>2014-03-23T07:13:09.147853409</dc:date>
    <dc:creator>Pierre </dc:creator>
    <meta:editing-duration>P3DT14H30M43S</meta:editing-duration>
    <meta:editing-cycles>13</meta:editing-cycles>
    <dc:subject>Tools version 2.0</dc:subject>
    <meta:document-statistic meta:table-count="2" meta:image-count="0" meta:object-count="0" meta:page-count="1" meta:paragraph-count="200" meta:word-count="2766" meta:character-count="17803" meta:non-whitespace-character-count="14042"/>
  </office:meta>
</office:document-meta>
</file>